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0pt" officeooo:rsid="001f63a9" officeooo:paragraph-rsid="001f63a9" style:font-size-asian="10pt" style:font-name-complex="Awami Nastaliq OT" style:font-size-complex="10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start" style:justify-single-word="false" fo:text-indent="0in" style:auto-text-indent="false" style:writing-mode="lr-tb"/>
      <style:text-properties style:font-name="Awami Nastaliq OT" fo:font-size="14pt" officeooo:rsid="00c4c127" officeooo:paragraph-rsid="00c4c127" style:font-size-asian="14pt" style:font-name-complex="Awami Nastaliq OT" style:font-size-complex="14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fo:color="#ff0000" loext:opacity="100%" style:font-name="Awami Nastaliq OT" fo:font-size="22pt" officeooo:rsid="006b876d" officeooo:paragraph-rsid="00c6a98b" style:font-size-asian="22pt" style:font-name-complex="Awami Nastaliq OT" style:font-size-complex="22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start" style:justify-single-word="false" fo:text-indent="0in" style:auto-text-indent="false" style:writing-mode="lr-tb"/>
      <style:text-properties style:font-name="Awami Nastaliq OT" fo:font-size="14pt" officeooo:rsid="00c5514c" officeooo:paragraph-rsid="00c5514c" style:font-size-asian="14pt" style:font-name-complex="Awami Nastaliq OT" style:font-size-complex="14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fo:color="#000000" loext:opacity="100%" style:font-name="Awami Nastaliq OT" fo:font-size="22pt" officeooo:rsid="00658acd" officeooo:paragraph-rsid="00ccf1b2" style:font-size-asian="22pt" style:font-name-complex="Awami Nastaliq OT" style:font-size-complex="22pt"/>
    </style:style>
    <style:style style:name="T1" style:family="text">
      <style:text-properties officeooo:rsid="00c5514c"/>
    </style:style>
    <style:style style:name="T2" style:family="text">
      <style:text-properties fo:font-size="18pt" officeooo:rsid="0099175a" fo:background-color="transparent" loext:char-shading-value="0" style:font-size-asian="18pt" style:font-size-complex="18pt" style:language-complex="fa" style:country-complex="IR"/>
    </style:style>
    <style:style style:name="T3" style:family="text">
      <style:text-properties officeooo:rsid="00ca2272"/>
    </style:style>
    <style:style style:name="T4" style:family="text">
      <style:text-properties fo:color="#158466" loext:opacity="100%"/>
    </style:style>
    <style:style style:name="T5" style:family="text">
      <style:text-properties fo:color="#158466" loext:opacity="100%" officeooo:rsid="00ec4a1a"/>
    </style:style>
    <style:style style:name="T6" style:family="text">
      <style:text-properties officeooo:rsid="00ec4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/text:p>
      <text:p text:style-name="P2">The kerning algorithm doesn’t recognize that the double nuqta extends right, <text:span text:style-name="T1">under</text:span> the initial beh form.</text:p>
      <text:p text:style-name="P3">رنین <text:s text:c="3"/><text:span text:style-name="T2">جقمےنیس</text:span></text:p>
      <text:p text:style-name="P4">The seen doesn’t know that there is a bariyeh tail underneath it.<text:line-break/><text:span text:style-name="T3">Idea: insert a marker before the first char indicating how much we can kern or preventing it; genBariyehKernRules can figure this out. Preventing should be relatively easy.</text:span></text:p>
      <text:p text:style-name="P5"><text:span text:style-name="T4">ن </text:span><text:span text:style-name="T5">سنلے</text:span><text:span text:style-name="T5"> </text:span><text:span text:style-name="T6"><text:s/></text:span>ن <text:span text:style-name="T6">نلے <text:s text:c="2"/></text:span>ن <text:span text:style-name="T1">بس</text:span><text:span text:style-name="T6">نلے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8T12:59:55.143000000</meta:creation-date>
    <dc:date>2025-06-24T15:02:49.399030200</dc:date>
    <meta:editing-duration>P3DT11H48M2S</meta:editing-duration>
    <meta:editing-cycles>92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5" meta:word-count="64" meta:character-count="398" meta:non-whitespace-character-count="331"/>
  </office:meta>
</office:document-meta>
</file>